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unistd.h&gt;</text:p>
      <text:p text:style-name="Standard">#include &lt;sys/wait.h&gt;</text:p>
      <text:p text:style-name="Standard"/>
      <text:p text:style-name="Standard">#include "cores.c" // Vamos abstrair que aqui tem as cores kkkkk</text:p>
      <text:p text:style-name="Standard"/>
      <text:p text:style-name="Standard">int main(void) {</text:p>
      <text:p text:style-name="Standard"/>
      <text:p text:style-name="Standard"><text:s text:c="4"/>printf("\n\n%s---- INÍCIO ----%s\n\n", AMARELO, RESET); // Início do programa</text:p>
      <text:p text:style-name="Standard"/>
      <text:p text:style-name="Standard"><text:s text:c="4"/>// Definição das variáveis que armazenarão os pids dos processos</text:p>
      <text:p text:style-name="Standard"><text:s text:c="4"/>// P1 terá os pids de F1 e F2. F1 e F2 terão o pid de P1, estando as variáveis de seus- respectivos pids zerados e</text:p>
      <text:p text:style-name="Standard"><text:s text:c="4"/>// N1, N2, N3 e N4 terão os pids dos seus pais e de P1, estando as variáveis de seus respectivos pids zeradas</text:p>
      <text:p text:style-name="Standard"><text:s text:c="4"/>int pid_p1 = -1, pid_f1 = -1, pid_f2 = -1, pid_n1 = -1, pid_n2 = -1, pid_n3 = -1, pid_n4 = -1;</text:p>
      <text:p text:style-name="Standard"/>
      <text:p text:style-name="Standard"><text:s text:c="4"/>pid_p1 = (int) getpid(); // Pegando o pid de p1</text:p>
      <text:p text:style-name="Standard"/>
      <text:p text:style-name="Standard"><text:s text:c="4"/>pid_f1 = (int) fork(); // Criando o processo F1. P1 recebe o pid de F1 e F1 recebe 0</text:p>
      <text:p text:style-name="Standard"/>
      <text:p text:style-name="Standard"><text:s text:c="4"/>// Queremos, por enquanto, que apenas P1 tenha um filho. Então precisamos saber se o processo atual é P1</text:p>
      <text:p text:style-name="Standard"><text:s text:c="4"/>// Comparamos se o pid atual é de fato o mesmo armazenado na variável P1 (que é compartilhada com todos os processos)</text:p>
      <text:p text:style-name="Standard"><text:s text:c="4"/>if ((int) getpid() == pid_p1) {</text:p>
      <text:p text:style-name="Standard"><text:s text:c="8"/>pid_f2 = (int) fork(); // Criando o processo F2</text:p>
      <text:p text:style-name="Standard"><text:s text:c="8"/>// O processo P1 espera seus filhos terminarem de fazer o que precisam fazer</text:p>
      <text:p text:style-name="Standard"><text:s text:c="8"/>// Pra forçar que esses waits sejam executados apenas em P1, deveria ter sido feito um if que nem o de fora desse bloco</text:p>
      <text:p text:style-name="Standard"><text:s text:c="8"/>// Porém, como F2 apenas passa direto desses waits, já que não possui filhos, isso não é necessário</text:p>
      <text:p text:style-name="Standard"><text:s text:c="8"/>wait(NULL);</text:p>
      <text:p text:style-name="Standard"><text:s text:c="8"/>wait(NULL);</text:p>
      <text:p text:style-name="Standard"><text:s text:c="4"/>}</text:p>
      <text:p text:style-name="Standard"/>
      <text:p text:style-name="Standard"><text:s text:c="4"/>// Apenas no processo F1 pid_f1 está como 0. Em P1 ela está com o pid de F1</text:p>
      <text:p text:style-name="Standard"><text:s text:c="4"/>if (pid_f1 == 0) {</text:p>
      <text:p text:style-name="Standard"><text:s text:c="8"/>pid_n1 = (int) fork(); // Criamos o processo N1</text:p>
      <text:p text:style-name="Standard"><text:s text:c="8"/>if (pid_n1 == 0) { // Se estamos no processo N1, já que apenas ela possui pid_n1 como 0</text:p>
      <text:p text:style-name="Standard"><text:s text:c="12"/>execl("/bin/ls", "ls", NULL); // Executamos o comando de listar os arquivos e pastas no diretório</text:p>
      <text:p text:style-name="Standard"><text:s text:c="8"/>}</text:p>
      <text:p text:style-name="Standard"><text:s text:c="8"/>else { // Nesse caso, se não somos n1, obrigatoriamente somos f1, já que o if de pid_f1 == 0 foi feito acima</text:p>
      <text:p text:style-name="Standard"><text:s text:c="12"/>pid_n2 = (int) fork(); // Criamos o processo N2</text:p>
      <text:p text:style-name="Standard"><text:s text:c="12"/>if (pid_n2 == 0) { // Tu já entendeu o pq disso, deixe de onda</text:p>
      <text:p text:style-name="Standard"><text:s text:c="16"/>execl("/bin/uname", "uname", "-a", NULL); // Executamos</text:p>
      <text:p text:style-name="Standard"><text:s text:c="12"/>}</text:p>
      <text:p text:style-name="Standard"><text:s text:c="12"/>else {</text:p>
      <text:p text:style-name="Standard"><text:s text:c="16"/>wait(NULL); // Esperamos um dos processos filhos acabarem</text:p>
      <text:p text:style-name="Standard"><text:s text:c="16"/>wait(NULL); // Esperamos o outro processo filho acabar</text:p>
      <text:p text:style-name="Standard"><text:soft-page-break/><text:s text:c="16"/>sleep(1); // Sleep para que os Fs executem depois de todos os Ns</text:p>
      <text:p text:style-name="Standard"><text:s text:c="16"/>// Print das informações de F1 e de P1</text:p>
      <text:p text:style-name="Standard"><text:s text:c="16"/>printf("\n%s---- PROCESSO F1 de PID %d----%s\n%s Filho de P1 de PID %d%s\n\n\n", VERMELHO, pid_p1, RESET, MAGENTA, (int)getpid(), RESET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// Se formos o processo F2</text:p>
      <text:p text:style-name="Standard"><text:s text:c="4"/>else if (pid_f2 == 0) {</text:p>
      <text:p text:style-name="Standard"><text:s text:c="8"/>pid_n3 = (int) fork(); // Criamos N3</text:p>
      <text:p text:style-name="Standard"><text:s text:c="8"/>if (pid_n3 == 0) { // Se formos n3</text:p>
      <text:p text:style-name="Standard"><text:s text:c="12"/>execl("/bin/df", "df", "-h", NULL); // Executa o comando que indica o espaço de disco restante e blocos disponíveis por dispositivo</text:p>
      <text:p text:style-name="Standard"><text:s text:c="8"/>}</text:p>
      <text:p text:style-name="Standard"><text:s text:c="8"/>else { // Se formos F2</text:p>
      <text:p text:style-name="Standard"><text:s text:c="12"/>pid_n4 = (int) fork(); // Criamos N4</text:p>
      <text:p text:style-name="Standard"><text:s text:c="12"/>if (pid_n4 == 0) { // Se formos N4</text:p>
      <text:p text:style-name="Standard"><text:s text:c="16"/>execl("/bin/who", "who", NULL); // Executa o comando que indica os usuários ativos </text:p>
      <text:p text:style-name="Standard"><text:s text:c="12"/>}</text:p>
      <text:p text:style-name="Standard"><text:s text:c="12"/>else {</text:p>
      <text:p text:style-name="Standard"><text:s text:c="16"/>wait(NULL); // Esperamos um dos processos filhos terminarem</text:p>
      <text:p text:style-name="Standard"><text:s text:c="16"/>wait(NULL); // Esperampos o outro processo filho terminar</text:p>
      <text:p text:style-name="Standard"><text:s text:c="16"/>sleep(1); // Sleep para que os Fs executem depois de todos os Ns</text:p>
      <text:p text:style-name="Standard"><text:s text:c="16"/>// Print das informações de F2 e de P1</text:p>
      <text:p text:style-name="Standard"><text:s text:c="16"/>printf("\n%s---- PROCESSO F2 de PID %d----%s\n%s Filho de P1 de PID %d%s\n\n\n", VERMELHO, (int)getpid(), RESET, MAGENTA, pid_p1, RESET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if ((int) getpid() == pid_p1) { // Se o processo for P1</text:p>
      <text:p text:style-name="Standard"><text:s text:c="8"/>// Print das informações de P1</text:p>
      <text:p text:style-name="Standard"><text:s text:c="8"/>printf("\n%s---- PROCESSO P1 de PID %d ----\n\n%s", VERDE, (int)getpid(), RESET);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0:47:54.922982802</meta:creation-date>
    <dc:date>2024-02-17T11:21:31.540362461</dc:date>
    <meta:editing-duration>PT33M37S</meta:editing-duration>
    <meta:editing-cycles>1</meta:editing-cycles>
    <meta:document-statistic meta:table-count="0" meta:image-count="0" meta:object-count="0" meta:page-count="2" meta:paragraph-count="68" meta:word-count="617" meta:character-count="3828" meta:non-whitespace-character-count="2722"/>
    <meta:generator>LibreOffice/7.3.7.2$Linux_X86_64 LibreOffice_project/30$Build-2</meta:generator>
  </office:meta>
</office:document-meta>
</file>